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ing the viability of realtime networking on the web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Loring</meta:initial-creator>
    <meta:creation-date>2013-01-29T07:00:34</meta:creation-date>
    <dc:date>2013-01-29T07:01:36</dc:date>
    <dc:creator>Blake Loring</dc:creator>
    <meta:editing-duration>PT1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9" meta:character-count="57" meta:non-whitespace-character-count="49"/>
  </office:meta>
</office:document-meta>
</file>